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5473"/>
    </style:style>
    <style:style style:name="P2" style:family="paragraph" style:parent-style-name="Standard">
      <style:text-properties officeooo:paragraph-rsid="0013462c"/>
    </style:style>
    <style:style style:name="T1" style:family="text">
      <style:text-properties officeooo:rsid="00115473"/>
    </style:style>
    <style:style style:name="T2" style:family="text">
      <style:text-properties officeooo:rsid="00134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unktionsweise:</text:span></text:h>
      <text:p text:style-name="P1"><text:span text:style-name="T1">Datei wird hochgeladen</text:span></text:p>
      <text:p text:style-name="P1"><text:span text:style-name="T1">Beschreibung wird als JSON ohne Klammern importiert</text:span></text:p>
      <text:p text:style-name="P1"><text:span text:style-name="T1">Parameter (Rechnung):</text:span></text:p>
      <text:p text:style-name="P1"><text:span text:style-name="T1">d: Kaufdatum</text:span></text:p>
      <text:p text:style-name="P1"><text:span text:style-name="T1">b: Bruttopreis</text:span></text:p>
      <text:p text:style-name="P1"><text:span text:style-name="T1">n: Nettopreis</text:span></text:p>
      <text:p text:style-name="P1"><text:span text:style-name="T1">a: Artikel</text:span></text:p>
      <text:p text:style-name="P1"><text:span text:style-name="T1">e: eBay-Artikelnummer</text:span></text:p>
      <text:p text:style-name="P1"><text:span text:style-name="T1">r: steuerlich relevant, weil</text:span></text:p>
      <text:p text:style-name="P1"><text:span text:style-name="T1"/></text:p>
      <text:h text:style-name="Heading_20_1" text:outline-level="1"><text:span text:style-name="T1">Beschreibung abrufen:</text:span></text:h>
      <text:p text:style-name="P2"><text:span text:style-name="T2">get</text:span></text:p>
      <text:p text:style-name="P1"><text:span text:style-name="T1"/></text:p>
      <text:h text:style-name="Heading_20_1" text:outline-level="1"><text:span text:style-name="T1">Datei hochladen:</text:span></text:h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0:25:34</meta:creation-date>
    <meta:generator>LibreOffice/4.0.3.3$Linux_x86 LibreOffice_project/400m0$Build-3</meta:generator>
    <dc:date>2014-01-08T12:31:09</dc:date>
    <meta:editing-duration>PT1H57M10S</meta:editing-duration>
    <meta:editing-cycles>2</meta:editing-cycles>
    <meta:document-statistic meta:table-count="0" meta:image-count="0" meta:object-count="0" meta:page-count="1" meta:paragraph-count="13" meta:word-count="32" meta:character-count="247" meta:non-whitespace-character-count="228"/>
  </office:meta>
</office:document-meta>
</file>